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Ubuntu" svg:font-family="Ubuntu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8.795cm" style:rel-column-width="32767*"/>
    </style:style>
    <style:style style:name="Tableau1.B" style:family="table-column">
      <style:table-column-properties style:column-width="8.79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20c7b" officeooo:paragraph-rsid="00120c7b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text will be replaced <office:annotation><dc:date>2008-02-20T00:00:00</dc:date><text:p>do text</text:p><text:p>from xhtml(xhtmlInput)</text:p></office:annotation>with a chunk of XHTML containing a table.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/>
          </table:table-cell>
          <table:table-cell table:style-name="Tableau1.B1" office:value-type="string">
            <text:p text:style-name="Table_20_Contents">This text will <office:annotation><dc:date>2008-02-26T00:00:00</dc:date><text:p>do text</text:p><text:p>from xhtml(xhtmlInput2)</text:p></office:annotation>be replaced with a table.</text:p>
          </table:table-cell>
        </table:table-row>
      </table:table>
      <text:p text:style-name="Standard"/>
      <text:p text:style-name="P1">A third table, for checking problems <office:annotation><dc:creator>Auteur inconnu</dc:creator><dc:date>2016-01-19T14:05:56.817040500</dc:date><text:list text:style-name=""><text:list-item><text:p text:style-name="P2"><text:span text:style-name="T1">do text</text:span></text:p></text:list-item><text:list-item><text:p text:style-name="P2"><text:span text:style-name="T1">from xhtml(xhtmlInput3)</text:span></text:p></text:list-item></text:list></office:annotation>of column width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Ubuntu" svg:font-family="Ubuntu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Mincho" style:font-family-asian="Mincho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aetan Delannay</meta:initial-creator>
    <meta:creation-date>2007-08-06T12:09:45</meta:creation-date>
    <dc:date>2016-01-19T14:06:08.397958945</dc:date>
    <dc:language>en-US</dc:language>
    <meta:editing-cycles>17</meta:editing-cycles>
    <meta:editing-duration>PT1H55M9S</meta:editing-duration>
    <meta:document-statistic meta:table-count="1" meta:image-count="0" meta:object-count="0" meta:page-count="1" meta:paragraph-count="3" meta:word-count="30" meta:character-count="162" meta:non-whitespace-character-count="135"/>
    <meta:user-defined meta:name="Info 1"/>
    <meta:user-defined meta:name="Info 2"/>
    <meta:user-defined meta:name="Info 3"/>
    <meta:user-defined meta:name="Info 4"/>
  </office:meta>
</office:document-meta>
</file>